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P14" style:family="paragraph" style:parent-style-name="Standard">
      <style:text-properties officeooo:rsid="00128a0c" officeooo:paragraph-rsid="00128a0c" fo:background-color="transparent"/>
    </style:style>
    <style:style style:name="P15" style:family="paragraph" style:parent-style-name="Standard">
      <style:text-properties officeooo:rsid="00128a0c" officeooo:paragraph-rsid="00172ee9" fo:background-color="transparent"/>
    </style:style>
    <style:style style:name="P16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489c77" fo:background-color="transparent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  <style:style style:name="T13" style:family="text">
      <style:text-properties officeooo:rsid="0042c2bf"/>
    </style:style>
    <style:style style:name="T14" style:family="text">
      <style:text-properties officeooo:rsid="004512e7"/>
    </style:style>
    <style:style style:name="T15" style:family="text">
      <style:text-properties officeooo:rsid="004557c4"/>
    </style:style>
    <style:style style:name="T16" style:family="text">
      <style:text-properties officeooo:rsid="00489c77"/>
    </style:style>
    <style:style style:name="T17" style:family="text">
      <style:text-properties fo:font-style="italic" officeooo:rsid="00489c77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/>
      <text:p text:style-name="P6">Culture A | Language</text:p>
      <text:p text:style-name="P6"><text:tab/>Derivative Culture A.i | Language</text:p>
      <text:p text:style-name="P6"><text:tab/>Derivative Culture A.ii | Language</text:p>
      <text:p text:style-name="P1"/>
      <text:p text:style-name="P2">Waith of the Four Cities – extinct <text:span text:style-name="T9">| Tolkien Elvish</text:span></text:p>
      <text:p text:style-name="P4"><text:tab/><text:span text:style-name="T2">Vanhar (in the caves of Haldarda) </text:span><text:span text:style-name="T14">| Tolkien Elvish</text:span></text:p>
      <text:p text:style-name="P4"><text:tab/><text:span text:style-name="T16">Akh | Tolkien Elvish</text:span></text:p>
      <text:p text:style-name="P4"><text:tab/><text:tab/><text:span text:style-name="T17">Attasek | Tolkien Elvish + PIE</text:span></text:p>
      <text:p text:style-name="P5"><text:tab/>Rhun <text:span text:style-name="T9">| Tolkien Elvish</text:span></text:p>
      <text:p text:style-name="P5"/>
      <text:p text:style-name="P1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tab/><text:span text:style-name="T13">Haritian | PIE + Domari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16"><text:span text:style-name="T17">Attasek | Tolkien Elvish + PIE</text:span></text:p>
      <text:p text:style-name="P7">Raw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3">Andolem, Nayanzelic | Tolkien Elvish + Igbo → Slavic/Baltic variant <text:span text:style-name="T15">(Russian, Ukranian, Czech, Servian, Bulgarian)</text:span>, Latvi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2-25T14:09:33.418027921</dc:date>
    <meta:editing-duration>PT5H58M44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82" meta:character-count="1102" meta:non-whitespace-character-count="921"/>
  </office:meta>
</office:document-meta>
</file>